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15%" style:writing-mode="lr-tb"/>
      <style:text-properties officeooo:paragraph-rsid="0014c96e"/>
    </style:style>
    <style:style style:name="P2" style:family="paragraph" style:parent-style-name="Standard">
      <style:paragraph-properties fo:line-height="115%" fo:break-before="auto" fo:break-after="auto" style:writing-mode="lr-tb"/>
      <style:text-properties officeooo:paragraph-rsid="0014c96e"/>
    </style:style>
    <style:style style:name="P3" style:family="paragraph" style:parent-style-name="Standard">
      <style:paragraph-properties fo:line-height="115%" fo:break-before="auto" fo:break-after="auto" style:writing-mode="lr-tb"/>
      <style:text-properties style:font-name="Trebuchet MS" fo:font-size="13pt" fo:font-weight="bold" officeooo:paragraph-rsid="0014c96e" style:font-name-asian="Trebuchet MS" style:font-size-asian="13pt" style:font-weight-asian="bold" style:font-name-complex="Trebuchet MS" style:font-size-complex="13pt" style:font-weight-complex="bold"/>
    </style:style>
    <style:style style:name="P4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officeooo:paragraph-rsid="0014c96e"/>
    </style:style>
    <style:style style:name="P5" style:family="paragraph" style:parent-style-name="Heading_20_2">
      <style:paragraph-properties fo:line-height="115%" fo:break-before="auto" fo:break-after="auto" style:writing-mode="lr-tb"/>
      <style:text-properties officeooo:paragraph-rsid="0014c96e"/>
    </style:style>
    <style:style style:name="P6" style:family="paragraph" style:parent-style-name="Heading_20_2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officeooo:paragraph-rsid="0014c96e"/>
    </style:style>
    <style:style style:name="P7" style:family="paragraph" style:parent-style-name="Title" style:master-page-name="Standard">
      <style:paragraph-properties fo:line-height="115%" fo:text-align="center" style:justify-single-word="false" style:page-number="auto" fo:break-before="auto" fo:break-after="auto" style:writing-mode="lr-tb"/>
      <style:text-properties officeooo:paragraph-rsid="0014c9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jet Blog - Cahier des charges</text:p>
      <text:p text:style-name="P2"/>
      <text:p text:style-name="P2">La mission consiste à mettre en place une solution de type “blog” pour le client final.<text:line-break/>Les technologies à utiliser sont PHP Objet et MySQL.</text:p>
      <text:p text:style-name="P2"/>
      <text:h text:style-name="P5" text:outline-level="10"><text:bookmark text:name="h.hcode5nn1k05"/>Description</text:h>
      <text:p text:style-name="P2">Les fonctionnalités indispensables sur le blog sont :</text:p>
      <text:list xml:id="list2986338521088829780" text:style-name="LS1">
        <text:list-item>
          <text:p text:style-name="P4">Création / suppression / édition d’articles grâce à une interface d’administration</text:p>
        </text:list-item>
        <text:list-item>
          <text:p text:style-name="P4">Affichage des derniers articles du blog sur la page d’accueil (Titre + résumé)</text:p>
        </text:list-item>
        <text:list-item>
          <text:p text:style-name="P4">Affichage d’un article complet sur une page spécifique </text:p>
        </text:list-item>
        <text:list-item>
          <text:p text:style-name="P4">Gestion des commentaires</text:p>
        </text:list-item>
        <text:list-item>
          <text:p text:style-name="P4">Prise en charge des images</text:p>
        </text:list-item>
      </text:list>
      <text:h text:style-name="P5" text:outline-level="10"><text:bookmark text:name="h.dev9s2i97v0u"/>Page d’accueil</text:h>
      <text:p text:style-name="P2">Url : monsite.com/index.php<text:line-break/>Affichage des 5 derniers articles postés : Titre + date + 500 premiers caractères + Miniature si une image est définie + tags + nombre de commentaires</text:p>
      <text:p text:style-name="P2">Pagination (possibilité de voir les 5 articles suivant sur l’url monsite.com/index.php?page=2)</text:p>
      <text:h text:style-name="P5" text:outline-level="10"><text:bookmark text:name="h.eqmiqfqwgp4j"/>Page article</text:h>
      <text:p text:style-name="P2">Url : monsite.com/post.php?id=42<text:line-break/>Affichage complet d’un article : Titre + contenu + images +commentaires.</text:p>
      <text:p text:style-name="P2">Liste des commentaires sur l’article (avec compteur)</text:p>
      <text:p text:style-name="P2">Possibilité d’ajouter un commentaire</text:p>
      <text:h text:style-name="P5" text:outline-level="10"><text:bookmark text:name="h.m2iyya8u1mkx"/>Page d’administration</text:h>
      <text:p text:style-name="P2">Url : monsite.com/admin.php</text:p>
      <text:p text:style-name="P2">Page nécessitant une connexion (cf Login).</text:p>
      <text:p text:style-name="P2">Liste de tous les derniers articles postés</text:p>
      <text:p text:style-name="P2">Lien vers la page de suppression d’article (monsite.com/deletepost.php)</text:p>
      <text:p text:style-name="P2">Lien vers la page de création d’article (monsite.com/createpost.php)</text:p>
      <text:p text:style-name="P2">Lien vers la page d’édition d’article (monsite.com/editpost.php)<text:line-break/></text:p>
      <text:h text:style-name="P5" text:outline-level="10"><text:bookmark text:name="h.uadzknw9zahq"/>Page de création d’article</text:h>
      <text:p text:style-name="P2">Url : monsite.com/createpost.php</text:p>
      <text:p text:style-name="P2">Page nécessitant une connexion (cf Login).</text:p>
      <text:p text:style-name="P2">Formulaire comprenant les champs suivants : Titre, Contenu, Image, Tags</text:p>
      <text:p text:style-name="P2"/>
      <text:h text:style-name="P5" text:outline-level="10"><text:bookmark text:name="h.o6a053mqm29h"/><text:soft-page-break/></text:h>
      <text:h text:style-name="P5" text:outline-level="10"><text:bookmark text:name="h.ybxw3ak857gj"/>Page de suppression d’article</text:h>
      <text:p text:style-name="P2">Url : monsite.com/deletepost.php</text:p>
      <text:p text:style-name="P2">Page nécessitant une connexion (cf Login).</text:p>
      <text:p text:style-name="P2">Alerte de confirmation “Voulez vous vraiment supprimer l’article &lt;nom_de_l’article&gt;” puis suppression.</text:p>
      <text:p text:style-name="P2"/>
      <text:h text:style-name="P5" text:outline-level="10"><text:bookmark text:name="h.ovyv2yh1ek9y"/>Page d’édition d’article</text:h>
      <text:p text:style-name="P2">Url : monsite.com/editpost.php</text:p>
      <text:p text:style-name="P2">Page nécessitant une connexion (cf Login).</text:p>
      <text:p text:style-name="P2">Idem que pour la création, mais les champs sont préremplis</text:p>
      <text:p text:style-name="P2"/>
      <text:h text:style-name="P5" text:outline-level="10"><text:bookmark text:name="h.ldfnhov0q6xw"/>Page Login</text:h>
      <text:p text:style-name="P2">Url : monsite.com/login.php</text:p>
      <text:p text:style-name="P2">Formulaire de connexion : adresse mail, mot de passe</text:p>
      <text:h text:style-name="P5" text:outline-level="10"><text:bookmark text:name="h.vyrw6eqgb4cs"/>Page Register</text:h>
      <text:p text:style-name="P2">Url : monsite.com/register.php</text:p>
      <text:p text:style-name="P2">Formulaire de création de compte : adresse mail, nom, mot de passe</text:p>
      <text:h text:style-name="P6" text:outline-level="10"><text:bookmark text:name="h.7tdv7juq56vy"/>Livraison</text:h>
      <text:p text:style-name="P2">Le blog devra être livré en tant que dépot github.</text:p>
      <text:p text:style-name="P2">Des commits fréquents devront avoir été effectués afin de permettre un meilleur suivi du développement.</text:p>
      <text:p text:style-name="P3"/>
      <text:p text:style-name="P3">Bonus</text:p>
      <text:p text:style-name="P2">Mise en place du service google analytics pour les statistiques du site.</text:p>
      <text:p text:style-name="P2">Gestion des catégories pour les articles (sous-catégories en super-bonus)</text:p>
      <text:p text:style-name="P2">Possibilité de trier les articles par année / mois</text:p>
      <text:p text:style-name="P2">Editeur WYSIWYG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-">
        <style:list-level-properties text:space-before="0.635cm" text:min-label-width="0.635cm"/>
      </text:list-level-style-bullet>
      <text:list-level-style-bullet text:level="2" text:style-name="List1Level1" text:bullet-char="-">
        <style:list-level-properties text:space-before="1.905cm" text:min-label-width="0.635cm"/>
      </text:list-level-style-bullet>
      <text:list-level-style-bullet text:level="3" text:style-name="List1Level2" text:bullet-char="-">
        <style:list-level-properties text:space-before="3.492cm" text:min-label-width="0.318cm"/>
      </text:list-level-style-bullet>
      <text:list-level-style-bullet text:level="4" text:style-name="List1Level3" text:bullet-char="-">
        <style:list-level-properties text:space-before="4.445cm" text:min-label-width="0.635cm"/>
      </text:list-level-style-bullet>
      <text:list-level-style-bullet text:level="5" text:style-name="List1Level4" text:bullet-char="-">
        <style:list-level-properties text:space-before="5.715cm" text:min-label-width="0.635cm"/>
      </text:list-level-style-bullet>
      <text:list-level-style-bullet text:level="6" text:style-name="List1Level5" text:bullet-char="-">
        <style:list-level-properties text:space-before="7.302cm" text:min-label-width="0.318cm"/>
      </text:list-level-style-bullet>
      <text:list-level-style-bullet text:level="7" text:style-name="List1Level6" text:bullet-char="-">
        <style:list-level-properties text:space-before="8.255cm" text:min-label-width="0.635cm"/>
      </text:list-level-style-bullet>
      <text:list-level-style-bullet text:level="8" text:style-name="List1Level7" text:bullet-char="-">
        <style:list-level-properties text:space-before="9.525cm" text:min-label-width="0.635cm"/>
      </text:list-level-style-bullet>
      <text:list-level-style-bullet text:level="9" text:style-name="List1Level8" text:bullet-char="-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9T14:37:25.956255017</meta:creation-date>
    <dc:date>2014-11-19T14:38:29.310751625</dc:date>
    <meta:editing-duration>P0D</meta:editing-duration>
    <meta:editing-cycles>1</meta:editing-cycles>
    <meta:document-statistic meta:table-count="0" meta:image-count="0" meta:object-count="0" meta:page-count="2" meta:paragraph-count="49" meta:word-count="355" meta:character-count="2438" meta:non-whitespace-character-count="2135"/>
    <meta:generator>LibreOffice/4.2.3.3$Linux_X86_64 LibreOffice_project/420m0$Build-3</meta:generator>
  </office:meta>
</office:document-meta>
</file>